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ortTest.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0.499cm"/>
    </style:style>
    <style:style style:name="co3" style:family="table-column">
      <style:table-column-properties fo:break-before="auto" style:column-width="4.0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vertical-align="top"/>
    </style:style>
    <style:style style:name="ce4" style:family="table-cell" style:parent-style-name="Default">
      <style:table-cell-properties style:vertical-align="top"/>
    </style:style>
    <style:style style:name="T1" style:family="text">
      <style:text-properties style:font-name="Liberation Sans1" style:font-name-asian="Liberation Sans1" style:font-name-complex="Liberation Sans1"/>
    </style:style>
    <style:style style:name="T2" style:family="text">
      <style:text-properties style:font-name="Liberation Sans1"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6381" table:default-cell-style-name="Default"/>
        <table:table-row table:style-name="ro1">
          <table:table-cell table:style-name="ce1" office:value-type="string" calcext:value-type="string">
            <text:p>ID</text:p>
          </table:table-cell>
          <table:table-cell/>
          <table:table-cell table:style-name="ce1"/>
          <table:table-cell table:number-columns-repeated="16381"/>
        </table:table-row>
        <table:table-row table:style-name="ro1">
          <table:table-cell office:value-type="string" calcext:value-type="string">
            <text:p>K3</text:p>
          </table:table-cell>
          <table:table-cell table:number-columns-repeated="16383"/>
        </table:table-row>
        <table:table-row table:style-name="ro1">
          <table:table-cell office:value-type="string" calcext:value-type="string">
            <text:p>K10</text:p>
          </table:table-cell>
          <table:table-cell table:number-columns-repeated="16383"/>
        </table:table-row>
        <table:table-row table:style-name="ro1">
          <table:table-cell office:value-type="string" calcext:value-type="string">
            <text:p>K104</text:p>
          </table:table-cell>
          <table:table-cell table:number-columns-repeated="16383"/>
        </table:table-row>
        <table:table-row table:style-name="ro1">
          <table:table-cell office:value-type="string" calcext:value-type="string">
            <text:p>K23</text:p>
          </table:table-cell>
          <table:table-cell table:number-columns-repeated="16383"/>
        </table:table-row>
        <table:table-row table:style-name="ro1">
          <table:table-cell office:value-type="string" calcext:value-type="string">
            <text:p>K2</text:p>
          </table:table-cell>
          <table:table-cell table:number-columns-repeated="16383"/>
        </table:table-row>
        <table:table-row table:style-name="ro1">
          <table:table-cell table:number-columns-repeated="16384"/>
        </table:table-row>
        <table:table-row table:style-name="ro2">
          <table:table-cell table:style-name="ce2" office:value-type="string" calcext:value-type="string">
            <text:p><text:span text:style-name="T1">↑ </text:span>A1:A6</text:p>
            <text:p>Data to be sorted</text:p>
          </table:table-cell>
          <table:table-cell table:style-name="ce4"/>
          <table:table-cell table:style-name="ce2"/>
          <table:table-cell table:style-name="ce4" table:number-columns-repeated="16381"/>
        </table:table-row>
        <table:table-row table:style-name="ro1" table:number-rows-repeated="2">
          <table:table-cell table:number-columns-repeated="16384"/>
        </table:table-row>
        <table:table-row table:style-name="ro1">
          <table:table-cell table:style-name="ce1" office:value-type="string" calcext:value-type="string">
            <text:p>ID</text:p>
          </table:table-cell>
          <table:table-cell table:number-columns-repeated="16383"/>
        </table:table-row>
        <table:table-row table:style-name="ro1">
          <table:table-cell office:value-type="string" calcext:value-type="string">
            <text:p>K3</text:p>
          </table:table-cell>
          <table:table-cell table:number-columns-repeated="16383"/>
        </table:table-row>
        <table:table-row table:style-name="ro1">
          <table:table-cell office:value-type="string" calcext:value-type="string">
            <text:p>K10</text:p>
          </table:table-cell>
          <table:table-cell table:number-columns-repeated="16383"/>
        </table:table-row>
        <table:table-row table:style-name="ro1">
          <table:table-cell office:value-type="string" calcext:value-type="string">
            <text:p>K104</text:p>
          </table:table-cell>
          <table:table-cell table:number-columns-repeated="16383"/>
        </table:table-row>
        <table:table-row table:style-name="ro1">
          <table:table-cell office:value-type="string" calcext:value-type="string">
            <text:p>K23</text:p>
          </table:table-cell>
          <table:table-cell table:number-columns-repeated="16383"/>
        </table:table-row>
        <table:table-row table:style-name="ro1">
          <table:table-cell office:value-type="string" calcext:value-type="string">
            <text:p>K2</text:p>
          </table:table-cell>
          <table:table-cell table:number-columns-repeated="16383"/>
        </table:table-row>
        <table:table-row table:style-name="ro1">
          <table:table-cell table:number-columns-repeated="16384"/>
        </table:table-row>
        <table:table-row table:style-name="ro2">
          <table:table-cell table:style-name="ce2" office:value-type="string" calcext:value-type="string">
            <text:p><text:span text:style-name="T2">↑ </text:span>Copy of original data, in case restore is needed</text:p>
          </table:table-cell>
          <table:table-cell table:number-columns-repeated="16383"/>
        </table:table-row>
      </table:table>
      <table:named-expressions/>
      <table:database-ranges>
        <table:database-range table:name="myData" table:target-range-address="Sheet1.A1:Sheet1.A6" table:on-update-keep-styles="true" table:on-update-keep-size="false">
          <table:sort>
            <table:sort-by table:field-number="0" table:data-type="automatic"/>
          </table:sort>
        </table:database-range>
        <table:database-range table:name="__Anonymous_Sheet_DB__0" table:target-range-address="Sheet1.C1:Sheet1.C6"/>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mily-generic="swis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5">00.00.0000</text:date>, <text:time style:data-style-name="N2" text:time-value="11:08:00.27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O_24.8/24.8.0.3$Windows_X86_64 LibreOffice_project/0bdf1299c94fe897b119f97f3c613e9dca6be583</meta:generator>
    <dc:date>2025-09-25T11:09:43.290000000</dc:date>
    <meta:editing-duration>PT41M15S</meta:editing-duration>
    <meta:editing-cycles>5</meta:editing-cycles>
    <meta:document-statistic meta:table-count="1" meta:cell-count="14" meta:object-count="0"/>
  </office:meta>
</office:document-meta>
</file>

<file path=Basic/Standard/SortTest.xml><?xml version="1.0" encoding="utf-8"?>
<!DOCTYPE module  PUBLIC '-//OpenOffice.org//DTD OfficeDocument 1.0//EN'  'module.dtd'>
<script:module xmlns:script="http://openoffice.org/2000/script" script:name="SortTest" script:language="StarBasic" script:moduleType="normal">REM  *****  BASIC  *****
option explicit

Rem The command .uno:DataSort can be called by the dispatcher. It triggers case SID_SORT in cellsh2.cxx.
Rem SID_SORT has not for all properties possible in SortDescriptor2 corresponding parameters. Especially
Rem sorting is always 'inplace'.
Rem It is not necessary to set all parameters.  Most of them have default values.
Rem Parameters in sc/sdi/scalc.sdi, line 1180 are:
Rem SfxVoidItem DataSort SID_SORT
Rem (SfxBoolItem ByRows SID_SORT_BYROW,
Rem  SfxBoolItem HasHeader SID_SORT_HASHEADER,
Rem  SfxBoolItem CaseSensitive SID_SORT_CASESENS,
Rem  SfxBoolItem NaturalSort SID_SORT_NATURALSORT,
Rem  SfxBoolItem IncludeAttribs SID_SORT_ATTRIBS,
Rem  SfxUInt16Item UserDefIndex SID_SORT_USERDEF,
Rem  SfxInt32Item Col1 FN_PARAM_1,
Rem  SfxBoolItem Ascending1 FN_PARAM_2,
Rem  SfxInt32Item Col2 FN_PARAM_3,
Rem  SfxBoolItem Ascending2 FN_PARAM_4,
Rem  SfxInt32Item Col3 FN_PARAM_5,
Rem  SfxBoolItem Ascending3 FN_PARAM_6,
Rem  SfxBoolItem IncludeComments SID_SORT_INCCOMMENTS,
Rem  SfxBoolItem IncludeImages SID_SORT_INCIMAGES)
Rem in addition since LibreOffice 26.2: SfxInt32Item NumberBehavior SID_SORT_NUMBERBEHAVIOR

sub Dispatcher_NaturalSort
dim document as object
dim dispatcher as object
document   = ThisComponent.CurrentController.Frame
dispatcher = createUnoService("com.sun.star.frame.DispatchHelper")

Rem Select database area
dim args1(0) as new com.sun.star.beans.PropertyValue
args1(0).Name = "DbName"
args1(0).Value = "myData"
dispatcher.executeDispatch(document, ".uno:SelectDB", "", 0, args1())

Rem create Parameters
dim args2(2) as new com.sun.star.beans.PropertyValue
args2(0).Name = "NaturalSort"
args2(0).Value = true
args2(1).Name = "Col1"
args2(1).Value = 1 'In Basic column numbers are 1-based
args2(2).Name = "Ascending1"
args2(2).Value = true
dispatcher.executeDispatch(document, ".uno:DataSort", "", 0, args2())
end sub

sub Dispatcher_AlphaNumeric
dim document as object
dim dispatcher as object
document   = ThisComponent.CurrentController.Frame
dispatcher = createUnoService("com.sun.star.frame.DispatchHelper")

Rem Select database area
dim args1(0) as new com.sun.star.beans.PropertyValue
args1(0).Name = "DbName"
args1(0).Value = "myData"
dispatcher.executeDispatch(document, ".uno:SelectDB", "", 0, args1())

Rem create Parameters
dim args2(2) as new com.sun.star.beans.PropertyValue
args2(0).Name = "NaturalSort"
args2(0).Value = false
args2(1).Name = "Col1"
args2(1).Value = 1 'In Basic column numbers are 1-based
args2(2).Name = "Ascending1"
args2(2).Value = true
dispatcher.executeDispatch(document, ".uno:DataSort", "", 0, args2())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